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89H55M10.357050999S" calcext:value-type="time">
            <text:p>1889:5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office:value-type="time" office:time-value="PT08H44M08.729S" calcext:value-type="time">
            <text:p>08:44 AM</text:p>
          </table:table-cell>
          <table:table-cell office:value-type="time" office:time-value="PT13H02M08.021S" calcext:value-type="time">
            <text:p>01:02 PM</text:p>
          </table:table-cell>
          <table:table-cell table:formula="of:=IF([.C379]-[.B379] &gt; 0; [.C379]-[.B379]; 0)" office:value-type="time" office:time-value="PT04H17M59.292S" calcext:value-type="time">
            <text:p>04:17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4H17M59.292S" calcext:value-type="time">
            <text:p>04:17</text:p>
          </table:table-cell>
          <table:table-cell table:style-name="ce3"/>
          <table:table-cell office:value-type="string" calcext:value-type="string">
            <text:p>Rain VFX WIP</text:p>
          </table:table-cell>
          <table:table-cell table:number-columns-repeated="1013"/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time" office:time-value="PT08H21M51.515S" calcext:value-type="time">
            <text:p>08:21 AM</text:p>
          </table:table-cell>
          <table:table-cell office:value-type="time" office:time-value="PT12H19M06.968S" calcext:value-type="time">
            <text:p>12:19 PM</text:p>
          </table:table-cell>
          <table:table-cell table:formula="of:=IF([.C380]-[.B380] &gt; 0; [.C380]-[.B380]; 0)" office:value-type="time" office:time-value="PT03H57M15.453S" calcext:value-type="time">
            <text:p>03:57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3H57M15.453S" calcext:value-type="time">
            <text:p>03:57</text:p>
          </table:table-cell>
          <table:table-cell table:style-name="ce3"/>
          <table:table-cell office:value-type="string" calcext:value-type="string">
            <text:p>Rain VFX speed/size/density improvements, About menu WIP</text:p>
          </table:table-cell>
          <table:table-cell table:number-columns-repeated="1013"/>
        </table:table-row>
        <table:table-row table:style-name="ro1">
          <table:table-cell office:value-type="date" office:date-value="2023-04-05" calcext:value-type="date">
            <text:p>04/05/23</text:p>
          </table:table-cell>
          <table:table-cell office:value-type="time" office:time-value="PT10H02M24.237S" calcext:value-type="time">
            <text:p>10:02 AM</text:p>
          </table:table-cell>
          <table:table-cell office:value-type="time" office:time-value="PT11H00M00S" calcext:value-type="time">
            <text:p>11:00 AM</text:p>
          </table:table-cell>
          <table:table-cell table:formula="of:=IF([.C381]-[.B381] &gt; 0; [.C381]-[.B381]; 0)" office:value-type="time" office:time-value="PT00H57M35.763S" calcext:value-type="time">
            <text:p>00:57</text:p>
          </table:table-cell>
          <table:table-cell table:style-name="ce3"/>
          <table:table-cell office:value-type="time" office:time-value="PT12H10M00S" calcext:value-type="time">
            <text:p>12:10 PM</text:p>
          </table:table-cell>
          <table:table-cell office:value-type="time" office:time-value="PT15H17M42.837S" calcext:value-type="time">
            <text:p>03:17 PM</text:p>
          </table:table-cell>
          <table:table-cell table:formula="of:=IF([.G381]-[.F381] &gt; 0; [.G381]-[.F381]; 0)" office:value-type="time" office:time-value="PT03H07M42.837S" calcext:value-type="time">
            <text:p>03:07</text:p>
          </table:table-cell>
          <table:table-cell table:formula="of:=[.D381]+[.H381]" office:value-type="time" office:time-value="PT04H05M18.6S" calcext:value-type="time">
            <text:p>04:05</text:p>
          </table:table-cell>
          <table:table-cell table:style-name="ce3"/>
          <table:table-cell office:value-type="string" calcext:value-type="string">
            <text:p>Chute item-drop anim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6/23 (Holy Thursday)</text:p>
          </table:table-cell>
          <table:table-cell table:number-columns-repeated="2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7/23 (Good Friday)</text:p>
          </table:table-cell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12H20M33.345S" calcext:value-type="time">
            <text:p>12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85]-[.B385] &gt; 0; [.C385]-[.B3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5]-[.F385] &gt; 0; [.G385]-[.F385]; 0)" office:value-type="time" office:time-value="PT00H00M00S" calcext:value-type="time">
            <text:p>00:00</text:p>
          </table:table-cell>
          <table:table-cell table:formula="of:=[.D385]+[.H3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6]-[.B386] &gt; 0; [.C386]-[.B3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6]-[.F386] &gt; 0; [.G386]-[.F386]; 0)" office:value-type="time" office:time-value="PT00H00M00S" calcext:value-type="time">
            <text:p>00:00</text:p>
          </table:table-cell>
          <table:table-cell table:formula="of:=[.D386]+[.H3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7]-[.B387] &gt; 0; [.C387]-[.B3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7]-[.F387] &gt; 0; [.G387]-[.F387]; 0)" office:value-type="time" office:time-value="PT00H00M00S" calcext:value-type="time">
            <text:p>00:00</text:p>
          </table:table-cell>
          <table:table-cell table:formula="of:=[.D387]+[.H3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8]-[.B388] &gt; 0; [.C388]-[.B388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8]-[.F388] &gt; 0; [.G388]-[.F388]; 0)" office:value-type="time" office:time-value="PT00H00M00S" calcext:value-type="time">
            <text:p>00:00</text:p>
          </table:table-cell>
          <table:table-cell table:style-name="ce18" table:formula="of:=[.D388]+[.H388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89]-[.B389] &gt; 0; [.C389]-[.B3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9]-[.F389] &gt; 0; [.G389]-[.F389]; 0)" office:value-type="time" office:time-value="PT00H00M00S" calcext:value-type="time">
            <text:p>00:00</text:p>
          </table:table-cell>
          <table:table-cell table:formula="of:=[.D389]+[.H3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0]-[.B390] &gt; 0; [.C390]-[.B3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0]-[.F390] &gt; 0; [.G390]-[.F390]; 0)" office:value-type="time" office:time-value="PT00H00M00S" calcext:value-type="time">
            <text:p>00:00</text:p>
          </table:table-cell>
          <table:table-cell table:formula="of:=[.D390]+[.H3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1]-[.B391] &gt; 0; [.C391]-[.B3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1]-[.F391] &gt; 0; [.G391]-[.F391]; 0)" office:value-type="time" office:time-value="PT00H00M00S" calcext:value-type="time">
            <text:p>00:00</text:p>
          </table:table-cell>
          <table:table-cell table:formula="of:=[.D391]+[.H3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92]-[.B392] &gt; 0; [.C392]-[.B392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92]-[.F392] &gt; 0; [.G392]-[.F392]; 0)" office:value-type="time" office:time-value="PT00H00M00S" calcext:value-type="time">
            <text:p>00:00</text:p>
          </table:table-cell>
          <table:table-cell table:style-name="ce18" table:formula="of:=[.D392]+[.H392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93]-[.B393] &gt; 0; [.C393]-[.B3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3]-[.F393] &gt; 0; [.G393]-[.F393]; 0)" office:value-type="time" office:time-value="PT00H00M00S" calcext:value-type="time">
            <text:p>00:00</text:p>
          </table:table-cell>
          <table:table-cell table:formula="of:=[.D393]+[.H3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4]-[.B394] &gt; 0; [.C394]-[.B3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4]-[.F394] &gt; 0; [.G394]-[.F394]; 0)" office:value-type="time" office:time-value="PT00H00M00S" calcext:value-type="time">
            <text:p>00:00</text:p>
          </table:table-cell>
          <table:table-cell table:formula="of:=[.D394]+[.H3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 office:value-type="date" office:date-value="2023-04-06" calcext:value-type="date">
            <text:p>04/06/23</text:p>
          </table:table-cell>
          <table:table-cell table:style-name="ce68" office:value-type="string" calcext:value-type="string" table:number-columns-spanned="1" table:number-rows-spanned="2">
            <text:p>Easter/travel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 office:value-type="date" office:date-value="2023-04-07" calcext:value-type="date">
            <text:p>04/07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 style:data-style-name="N2" text:time-value="08:19:51.2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4-05T15:17:46.416000000</dc:date>
    <meta:editing-duration>P85DT1H44M11S</meta:editing-duration>
    <meta:editing-cycles>2251</meta:editing-cycles>
    <meta:generator>LibreOffice/7.2.6.2$Windows_X86_64 LibreOffice_project/b0ec3a565991f7569a5a7f5d24fed7f52653d754</meta:generator>
    <dc:creator>Benjamin Laws</dc:creator>
    <meta:document-statistic meta:table-count="2" meta:cell-count="2800" meta:object-count="0"/>
  </office:meta>
</office:document-meta>
</file>